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DrivenBeanRedirector.ejbCre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ssageDrivenBeanRedirector.onMessage( Message the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ssageDrivenBeanRedirector.setMessageDrivenContext( MessageDrivenContext th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DrivenBeanRedirector.ejb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